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8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kDO.setWordCount( Integer wor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setAuthorName( String auth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getWo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getBoo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setBookId( Long boo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getAuth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setBookName( String boo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DO.getBoo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